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1.1896in"/>
    </style:style>
    <style:style style:name="Table1.B" style:family="table-column">
      <style:table-column-properties style:column-width="5.737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2.A" style:family="table-column">
      <style:table-column-properties style:column-width="1.5625in"/>
    </style:style>
    <style:style style:name="Table2.B" style:family="table-column">
      <style:table-column-properties style:column-width="5.3646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2">
      <style:text-properties officeooo:rsid="000f28d5" officeooo:paragraph-rsid="000f28d5"/>
    </style:style>
    <style:style style:name="P2" style:family="paragraph" style:parent-style-name="Quotations">
      <style:text-properties officeooo:paragraph-rsid="00093e4e"/>
    </style:style>
    <style:style style:name="P3" style:family="paragraph" style:parent-style-name="Quotations">
      <style:text-properties fo:font-weight="bold" officeooo:rsid="00093e4e" officeooo:paragraph-rsid="00093e4e" style:font-weight-asian="bold" style:font-weight-complex="bold"/>
    </style:style>
    <style:style style:name="P4" style:family="paragraph" style:parent-style-name="Quotations">
      <style:text-properties officeooo:rsid="000b0681" officeooo:paragraph-rsid="000b0681"/>
    </style:style>
    <style:style style:name="P5" style:family="paragraph" style:parent-style-name="Quotations">
      <style:text-properties officeooo:rsid="000bf66f" officeooo:paragraph-rsid="000bf66f"/>
    </style:style>
    <style:style style:name="P6" style:family="paragraph" style:parent-style-name="Heading_20_1">
      <style:text-properties officeooo:rsid="00093e4e" officeooo:paragraph-rsid="00093e4e"/>
    </style:style>
    <style:style style:name="P7" style:family="paragraph" style:parent-style-name="Heading_20_1">
      <style:text-properties officeooo:rsid="000b0681" officeooo:paragraph-rsid="000b0681"/>
    </style:style>
    <style:style style:name="P8" style:family="paragraph" style:parent-style-name="Heading_20_1">
      <style:text-properties officeooo:rsid="000bf66f" officeooo:paragraph-rsid="000bf66f"/>
    </style:style>
    <style:style style:name="P9" style:family="paragraph" style:parent-style-name="Heading_20_1">
      <style:text-properties officeooo:rsid="000d8ee7" officeooo:paragraph-rsid="000d8ee7"/>
    </style:style>
    <style:style style:name="P10" style:family="paragraph" style:parent-style-name="Text_20_body">
      <style:text-properties officeooo:rsid="00093e4e" officeooo:paragraph-rsid="00093e4e"/>
    </style:style>
    <style:style style:name="P11" style:family="paragraph" style:parent-style-name="Text_20_body">
      <style:text-properties officeooo:rsid="00093e4e" officeooo:paragraph-rsid="000b0681"/>
    </style:style>
    <style:style style:name="P12" style:family="paragraph" style:parent-style-name="Text_20_body">
      <style:text-properties officeooo:rsid="000b0681" officeooo:paragraph-rsid="000b0681"/>
    </style:style>
    <style:style style:name="P13" style:family="paragraph" style:parent-style-name="Text_20_body">
      <style:text-properties officeooo:rsid="000bf66f" officeooo:paragraph-rsid="000bf66f"/>
    </style:style>
    <style:style style:name="P14" style:family="paragraph" style:parent-style-name="Text_20_body">
      <style:text-properties officeooo:rsid="000d8ee7" officeooo:paragraph-rsid="000d8ee7"/>
    </style:style>
    <style:style style:name="P15" style:family="paragraph" style:parent-style-name="Text_20_body" style:list-style-name="L1">
      <style:text-properties officeooo:rsid="000d8ee7" officeooo:paragraph-rsid="000d8ee7"/>
    </style:style>
    <style:style style:name="P16" style:family="paragraph" style:parent-style-name="Text_20_body" style:list-style-name="L1">
      <style:text-properties officeooo:paragraph-rsid="000d8ee7"/>
    </style:style>
    <style:style style:name="P17" style:family="paragraph" style:parent-style-name="Text_20_body">
      <style:text-properties officeooo:rsid="000f28d5" officeooo:paragraph-rsid="000f28d5"/>
    </style:style>
    <style:style style:name="P18" style:family="paragraph" style:parent-style-name="Title">
      <style:text-properties officeooo:rsid="00093e4e" officeooo:paragraph-rsid="00093e4e"/>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3e4e" officeooo:paragraph-rsid="00093e4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f6cc" officeooo:paragraph-rsid="000af6cc"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93e4e"/>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093e4e" style:font-style-asian="normal" style:font-weight-asian="bold" style:font-style-complex="normal" style:font-weight-complex="bold"/>
    </style:style>
    <style:style style:name="T5" style:family="text">
      <style:text-properties officeooo:rsid="000b0681"/>
    </style:style>
    <style:style style:name="T6" style:family="text">
      <style:text-properties fo:font-weight="bold" style:font-weight-asian="bold" style:font-weight-complex="bold"/>
    </style:style>
    <style:style style:name="T7" style:family="text">
      <style:text-properties officeooo:rsid="000bf66f"/>
    </style:style>
    <style:style style:name="T8" style:family="text">
      <style:text-properties officeooo:rsid="000d8e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sing sub-version with EpiData</text:p>
      <text:p text:style-name="P10"/>
      <text:h text:style-name="P6" text:outline-level="1">EpiData repository layout:</text:h>
      <text:p text:style-name="P10">In EpiData we follow the recommended structure of a subversion repository:</text:p>
      <table:table table:name="Table1" table:style-name="Table1" table:template-name="Default Style">
        <table:table-column table:style-name="Table1.A"/>
        <table:table-column table:style-name="Table1.B"/>
        <table:table-row table:style-name="Table1.1">
          <table:table-cell table:style-name="Table1.A1" office:value-type="string">
            <text:p text:style-name="P19">/<text:span text:style-name="T1">&lt;root&gt;</text:span></text:p>
          </table:table-cell>
          <table:table-cell table:style-name="Table1.B1" office:value-type="string">
            <text:p text:style-name="P20">The &lt;root&gt; is the name of the repository. This could be Core, Manager, ... etc.</text:p>
          </table:table-cell>
        </table:table-row>
        <table:table-row>
          <table:table-cell table:style-name="Table1.A2" office:value-type="string">
            <text:p text:style-name="P19"><text:s/>- /<text:span text:style-name="T1">trunk</text:span></text:p>
          </table:table-cell>
          <table:table-cell table:style-name="Table1.B2" office:value-type="string">
            <text:p text:style-name="P20">Trunk is where the main development of the programs are done. Minor fixes, updates, etc. should be done here. </text:p>
          </table:table-cell>
        </table:table-row>
        <table:table-row>
          <table:table-cell table:style-name="Table1.A2" office:value-type="string">
            <text:p text:style-name="P19"><text:s/>- /<text:span text:style-name="T1">tags</text:span></text:p>
          </table:table-cell>
          <table:table-cell table:style-name="Table1.B2" office:value-type="string">
            <text:p text:style-name="P20">Tags is where “finalized” versions are placed. Once we have decided on a final state of a program, it is given a new version number and copied to “tags” under the given version number (eg. Release_4_2_0_0)</text:p>
            <text:p text:style-name="P20">Although it is possible to modify code in the /tags folder, this is highly discurraged (and not recommended by subversion either) as this should represent a “final” state of the program.</text:p>
          </table:table-cell>
        </table:table-row>
        <table:table-row>
          <table:table-cell table:style-name="Table1.A2" office:value-type="string">
            <text:p text:style-name="P19"><text:s/>- /<text:span text:style-name="T1">branches</text:span></text:p>
          </table:table-cell>
          <table:table-cell table:style-name="Table1.B2" office:value-type="string">
            <text:p text:style-name="P20">Branches are used to experiment and work on larger side features/restructuring. eg. the whole Extended Access features was developed in it’s own branch. This is to enable bugfixing in trunk not to be “polluted” by the new features being developed. Bugs fixed in trunk can always be merged into these branches (it is HIGHLY recommended to do so!)</text:p>
          </table:table-cell>
        </table:table-row>
        <table:table-row>
          <table:table-cell table:style-name="Table1.A2" office:value-type="string">
            <text:p text:style-name="P19"><text:s/>- /<text:span text:style-name="T1">fixes</text:span></text:p>
          </table:table-cell>
          <table:table-cell table:style-name="Table1.B2" office:value-type="string">
            <text:p text:style-name="P20">The fixes folder is used to have a place where tagged versions of a program can recieve cherrypicked bug fixes from trunk. If a final version (eg. release_4.2.0.0) has a bug the needs to be added and deployed/released, create a copy of the tagged version in the “fixes” folder, apply the bugfix. When enough bugfixes are applied to have a new release, copy from the fixes folder into the tagged folder with a new version (eg. release_4.2.1.0)</text:p>
          </table:table-cell>
        </table:table-row>
      </table:table>
      <text:p text:style-name="P10"/>
      <text:p text:style-name="P10">Currently EpiData has the following repositories:</text:p>
      <text:p text:style-name="P10"/>
      <table:table table:name="Table2" table:style-name="Table2" table:template-name="Default Style">
        <table:table-column table:style-name="Table2.A"/>
        <table:table-column table:style-name="Table2.B"/>
        <table:table-row table:style-name="Table2.1">
          <table:table-cell table:style-name="Table2.A1" office:value-type="string">
            <text:p text:style-name="P21">Analysis</text:p>
          </table:table-cell>
          <table:table-cell table:style-name="Table2.B1" office:value-type="string">
            <text:p text:style-name="P21">Contains the program EpiData Analysis, both the old 2.2.x (in /tags/) and the new in /trunk</text:p>
          </table:table-cell>
        </table:table-row>
        <table:table-row>
          <table:table-cell table:style-name="Table2.A2" office:value-type="string">
            <text:p text:style-name="P21">AndroidClient</text:p>
          </table:table-cell>
          <table:table-cell table:style-name="Table2.B2" office:value-type="string">
            <text:p text:style-name="P21">Was supposed to contain a version of EntryClient with support for the Android OS. Development was never started</text:p>
          </table:table-cell>
        </table:table-row>
        <table:table-row>
          <table:table-cell table:style-name="Table2.A2" office:value-type="string">
            <text:p text:style-name="P21">Builder</text:p>
          </table:table-cell>
          <table:table-cell table:style-name="Table2.B2" office:value-type="string">
            <text:p text:style-name="P21">Contains files important for the build machine. Does not follow the regular svn folder structure.</text:p>
          </table:table-cell>
        </table:table-row>
        <table:table-row>
          <table:table-cell table:style-name="Table2.A2" office:value-type="string">
            <text:p text:style-name="P21">Components</text:p>
          </table:table-cell>
          <table:table-cell table:style-name="Table2.B2" office:value-type="string">
            <text:p text:style-name="P21">Contains all external components used in EpiData programs/libraries. This repository contains a sub folder for each used component, this must be installed in Lazarus as a packages before compiling the programs.</text:p>
          </table:table-cell>
        </table:table-row>
        <table:table-row>
          <table:table-cell table:style-name="Table2.A2" office:value-type="string">
            <text:p text:style-name="P21">Core</text:p>
          </table:table-cell>
          <table:table-cell table:style-name="Table2.B2" office:value-type="string">
            <text:p text:style-name="P21">The core library of the EpiData software. Must be installed in Lazarus before <text:soft-page-break/>compiling the EpiData programs</text:p>
          </table:table-cell>
        </table:table-row>
        <table:table-row>
          <table:table-cell table:style-name="Table2.A2" office:value-type="string">
            <text:p text:style-name="P21">Docs</text:p>
          </table:table-cell>
          <table:table-cell table:style-name="Table2.B2" office:value-type="string">
            <text:p text:style-name="P21">Contains a variety of documents related to the EpiData programs and principles</text:p>
          </table:table-cell>
        </table:table-row>
        <table:table-row>
          <table:table-cell table:style-name="Table2.A2" office:value-type="string">
            <text:p text:style-name="P21">Entry</text:p>
          </table:table-cell>
          <table:table-cell table:style-name="Table2.B2" office:value-type="string">
            <text:p text:style-name="P21">Contains the programs Entry (final version in /tags/) and EntryClient.</text:p>
          </table:table-cell>
        </table:table-row>
        <table:table-row>
          <table:table-cell table:style-name="Table2.A2" office:value-type="string">
            <text:p text:style-name="P21">EntryClient</text:p>
          </table:table-cell>
          <table:table-cell table:style-name="Table2.B2" office:value-type="string">
            <text:p text:style-name="P21">Unused reposity – was meant to contain EntryClient by itself, but was never moved for unknown reasons.</text:p>
          </table:table-cell>
        </table:table-row>
        <table:table-row>
          <table:table-cell table:style-name="Table2.A2" office:value-type="string">
            <text:p text:style-name="P21">EpiC</text:p>
          </table:table-cell>
          <table:table-cell table:style-name="Table2.B2" office:value-type="string">
            <text:p text:style-name="P21">Contains the program EpiC – commandline tool. Has not been updated for a while.</text:p>
          </table:table-cell>
        </table:table-row>
        <table:table-row>
          <table:table-cell table:style-name="Table2.A2" office:value-type="string">
            <text:p text:style-name="P21">InstallAnalysis</text:p>
          </table:table-cell>
          <table:table-cell table:style-name="Table2.B2" office:value-type="string">
            <text:p text:style-name="P21">Contains files related to creating installers (windows, linux and mac) for Analysis.</text:p>
          </table:table-cell>
        </table:table-row>
        <table:table-row>
          <table:table-cell table:style-name="Table2.A2" office:value-type="string">
            <text:p text:style-name="P21">InstallEntry</text:p>
          </table:table-cell>
          <table:table-cell table:style-name="Table2.B2" office:value-type="string">
            <text:p text:style-name="P21">Contains files related to creating installers (windows, linux and mac) for Entry and EntryClient</text:p>
          </table:table-cell>
        </table:table-row>
        <table:table-row>
          <table:table-cell table:style-name="Table2.A2" office:value-type="string">
            <text:p text:style-name="P21">InstallManager</text:p>
          </table:table-cell>
          <table:table-cell table:style-name="Table2.B2" office:value-type="string">
            <text:p text:style-name="P21">Contains files related to creating installers (windows, linux and mac) for Manager</text:p>
          </table:table-cell>
        </table:table-row>
        <table:table-row>
          <table:table-cell table:style-name="Table2.A2" office:value-type="string">
            <text:p text:style-name="P21">Manager</text:p>
          </table:table-cell>
          <table:table-cell table:style-name="Table2.B2" office:value-type="string">
            <text:p text:style-name="P21">Contains the program EpiData Manager.</text:p>
          </table:table-cell>
        </table:table-row>
        <table:table-row>
          <table:table-cell table:style-name="Table2.A2" office:value-type="string">
            <text:p text:style-name="P21">PlayGround</text:p>
          </table:table-cell>
          <table:table-cell table:style-name="Table2.B2" office:value-type="string">
            <text:p text:style-name="P21">A repository which contains a lot of small programs that have been used to test verious components, contructions, etc.. Can be used however you like, it is meant as an easy way to share test code on multiple machines.</text:p>
          </table:table-cell>
        </table:table-row>
        <table:table-row table:style-name="Table2.1">
          <table:table-cell table:style-name="Table2.A2" office:value-type="string">
            <text:p text:style-name="P21">Validate</text:p>
          </table:table-cell>
          <table:table-cell table:style-name="Table2.B2" office:value-type="string">
            <text:p text:style-name="P21">Contains the testing library for Analysis.</text:p>
          </table:table-cell>
        </table:table-row>
      </table:table>
      <text:p text:style-name="P10"/>
      <text:h text:style-name="P6" text:outline-level="1">Checkout:</text:h>
      <text:p text:style-name="P11">Checkout is the subversion name for downloading the repository. <text:span text:style-name="T5">It is only nessesary to do this once (unless you delete the harddisk ofcourse... :) )</text:span></text:p>
      <text:p text:style-name="P11">The command downloads the specified repository to the given location:</text:p>
      <text:p text:style-name="P3">svn checkout | co &lt;http location&gt; &lt;destination&gt;</text:p>
      <text:p text:style-name="P10">For repostories in EpiData this could be (linux paths)</text:p>
      <text:p text:style-name="P2"><text:span text:style-name="T6">svn co </text:span><text:a xlink:type="simple" xlink:href="https://svn.epidata.dk/svn/Core" text:style-name="Internet_20_link" text:visited-style-name="Visited_20_Internet_20_Link"><text:span text:style-name="T6">https://svn.epidata.dk/svn/Core</text:span></text:a><text:span text:style-name="T6"> <text:s/></text:span><text:span text:style-name="T2">/</text:span><text:span text:style-name="T3">home</text:span><text:span text:style-name="T2">/</text:span><text:span text:style-name="T3">torsten/</text:span><text:span text:style-name="T4">EpiData/Core</text:span></text:p>
      <text:p text:style-name="P10">This will download the complete repository <text:span text:style-name="T5">Core/{tags, trunk, ...} to the location /home/torsten/EpiData/Core/{tags, trunk, ...}</text:span></text:p>
      <text:p text:style-name="P10"/>
      <text:p text:style-name="P10"/>
      <text:p text:style-name="P10"/>
      <text:h text:style-name="P7" text:outline-level="1"><text:soft-page-break/>Updating:</text:h>
      <text:p text:style-name="P12">Before working on the source code it is a good idea (highly recommended) to update the repository with the latest changes. During the update process subversion checks for differences and if possible merges changes. If a file has changes that conflicts you as the user will be ask to make a decision on what to keep and what to discard. </text:p>
      <text:p text:style-name="P12">To update the repository type:</text:p>
      <text:p text:style-name="P4">svn update | up &lt;location&gt;</text:p>
      <text:p text:style-name="P12">For an EpiData repository this could be</text:p>
      <text:p text:style-name="P4">svn up /home/torsten/EpiData/Core</text:p>
      <text:p text:style-name="P12">This will update the entire Core repository. If I only wished to update a part of the repository write:</text:p>
      <text:p text:style-name="P4">svn up /home/torsten/EpiData/trunk</text:p>
      <text:p text:style-name="P12">This will only update trunk. Remember that subversion may also use relative paths, eg. the above and below are equal if the command is run in the folder /home/torsten/EpiData/:</text:p>
      <text:p text:style-name="P4">svn up trunk/</text:p>
      <text:p text:style-name="Text_20_body"/>
      <text:h text:style-name="P7" text:outline-level="1">Adding:</text:h>
      <text:p text:style-name="P13">While working on the source code it is often nessesary to create new file that must also be included in repository. The new files are NOT added automatically to the repository, but must be added manually. It is however very simple to do so.</text:p>
      <text:p text:style-name="P5">svn add &lt;file or folder&gt;</text:p>
      <text:p text:style-name="P13">For an EpiData repository this will be:</text:p>
      <text:p text:style-name="P5">svn add Core/trunk/new_file.pas</text:p>
      <text:p text:style-name="P13">This will add the file “new_file.pas” to the repository. It is also add an entire folder, this will include all files in this folder:</text:p>
      <text:p text:style-name="P5">svn add Core/trunk/my_folder/</text:p>
      <text:p text:style-name="P13">Which will add the folder “my_folder” and all files/folders recursively.</text:p>
      <text:p text:style-name="P13">Once files/folders have been added, they also need to be commited in order for them to be saved to the server.</text:p>
      <text:p text:style-name="Text_20_body"/>
      <text:h text:style-name="P8" text:outline-level="1"><text:soft-page-break/>Deleting:</text:h>
      <text:p text:style-name="P13">Sometimes a file or folder becomes obsolete, you make a mistake or something else happens and the file/folder must be removed from the repository. This is done rather easily:</text:p>
      <text:p text:style-name="Quotations">svn delete | del &lt;file or folder&gt;</text:p>
      <text:p text:style-name="P13">For an EpiData repository this will be:</text:p>
      <text:p text:style-name="Quotations">svn del Core/trunk/my_file.pas</text:p>
      <text:p text:style-name="P14">Which will remove the file “my_file.pas” from trunk of the Core repository. You must commit this delete before this change is save to the server.</text:p>
      <text:p text:style-name="P14"/>
      <text:h text:style-name="P9" text:outline-level="1">Reverting:</text:h>
      <text:p text:style-name="P14">If you make a mistake – small or large – you always have the option to revert those mistakes. As long as the changes hasn’t been commited to the server, it is straight forward to revert these changes:</text:p>
      <text:p text:style-name="Quotations">svn revert [-R] &lt;path or file&gt;</text:p>
      <text:p text:style-name="P14">For an EpiData repository this will be:</text:p>
      <text:p text:style-name="Quotations">svn revert Core/trunk/my_file.pas</text:p>
      <text:p text:style-name="P14">This will revert changes in the file “my_file.pas” but nothing else. If you wish to revert ALL changes done in the repository you need to specify the -R switch (recursive) which tells the subversion command to look in ALL subfoldes from the locations you specify:</text:p>
      <text:p text:style-name="Quotations">svn revert -R Core/trunk/*</text:p>
      <text:p text:style-name="P14">This will revert ALL changes in trunk in the Core repository.</text:p>
      <text:p text:style-name="P12"/>
      <text:h text:style-name="P7" text:outline-level="1">Committing:</text:h>
      <text:p text:style-name="P12">Once you are done editing the source code, <text:span text:style-name="T7">adding files</text:span> and wish to save the changes to the server, it needs to be commited. Before commiting is it always a good idea to update first, as this ensures the your repository and the server are on the same version of the repository. After the update <text:span text:style-name="T7">it is time to commit the changes:</text:span></text:p>
      <text:p text:style-name="Quotations">svn commit .</text:p>
      <text:p text:style-name="P13">This will commit the changes in current directory. Don’t forget to add a meaningfull commit message, such that when merging and reverting it will be easy to know what the commit contains.</text:p>
      <text:p text:style-name="P13"><text:soft-page-break/>It is also recommended to commit often and small changes. Again, this also makes merging or reverting a whole lot easier. Large commits that involves a lot of files have a habit of being hard to merge with branches.</text:p>
      <text:p text:style-name="P13"/>
      <text:p text:style-name="P13"/>
      <text:h text:style-name="P9" text:outline-level="1">Merging:</text:h>
      <text:p text:style-name="P14">Merging is used for several scenarios:</text:p>
      <text:list xml:id="list357994133" text:style-name="L1">
        <text:list-item>
          <text:p text:style-name="P16"><text:span text:style-name="T8">Creating a new branch to implement implement a feature</text:span></text:p>
        </text:list-item>
        <text:list-item>
          <text:p text:style-name="P15">Cherrypicking revision (eg. in /trunk) to merge in another folder (eg. /fixes/...), which is applying a bugfix to a released version of the program</text:p>
        </text:list-item>
        <text:list-item>
          <text:p text:style-name="P15">Merging a development branch back into /trunk</text:p>
        </text:list-item>
      </text:list>
      <text:p text:style-name="P14"/>
      <text:p text:style-name="P14"/>
      <text:h text:style-name="P1" text:outline-level="2">Creating a new branch:</text:h>
      <text:p text:style-name="P17">Although technically this is not a merge, it is placed here because we most often use branches to create features that should be re-integrated into the trunk repository once it has been fully developed. To create a new branch, all you need to do is make a copy of an existing one:</text:p>
      <text:p text:style-name="Quotations">svn copy | cp &lt;master location&gt; &lt;new branch location&gt;</text:p>
      <text:p text:style-name="P17">This can either be using local placed folders:</text:p>
      <text:p text:style-name="Quotations">svn cp Core/trunk Core/branches/my_new_feature</text:p>
      <text:p text:style-name="P17">Or done remotely (if you do not with to have the complete repository downloaded on the machine):</text:p>
      <text:p text:style-name="Quotations">svn cp <text:a xlink:type="simple" xlink:href="https://svn.epidata.dk/svn/Core/trunk" text:style-name="Internet_20_link" text:visited-style-name="Visited_20_Internet_20_Link">https://svn.epidata.dk/svn/Core/trunk</text:a> <text:a xlink:type="simple" xlink:href="https://svn.epidata.dk/svn/Core/branches/my_new_feature" text:style-name="Internet_20_link" text:visited-style-name="Visited_20_Internet_20_Link">https://svn.epidata.dk/svn/Core/branches/my_new_feature</text:a></text:p>
      <text:p text:style-name="P17">Once completed, you must make an update to the new location to download the files.</text:p>
      <text:p text:style-name="P17">Don’t forget to add a commit message that is appropriate for the copy.</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auto-update="true" style:class="html">
      <loext:graphic-properties draw:fill="none"/>
      <style:paragraph-properties fo:margin-left="0.3937in" fo:margin-right="0.3937in" fo:margin-top="0in" fo:margin-bottom="0.1965in" loext:contextual-spacing="false" fo:text-indent="0in" style:auto-text-indent="false" fo:background-color="transparent" style:shadow="none">
        <style:tab-stops/>
      </style:paragraph-properties>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4:28:43.458238045</meta:creation-date>
    <dc:date>2018-04-04T15:35:01.459457605</dc:date>
    <meta:editing-duration>PT14M16S</meta:editing-duration>
    <meta:editing-cycles>2</meta:editing-cycles>
    <meta:generator>LibreOffice/6.0.2.1.0$Linux_X86_64 LibreOffice_project/00m0$Build-1</meta:generator>
    <meta:document-statistic meta:table-count="2" meta:image-count="0" meta:object-count="0" meta:page-count="5" meta:paragraph-count="104" meta:word-count="1342" meta:character-count="8168" meta:non-whitespace-character-count="6922"/>
  </office:meta>
</office:document-meta>
</file>